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86.91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22.77mm"/>
    </style:style>
    <style:style style:name="co7" style:family="table-column">
      <style:table-column-properties fo:break-before="auto" style:column-width="17.83mm"/>
    </style:style>
    <style:style style:name="co8" style:family="table-column">
      <style:table-column-properties fo:break-before="auto" style:column-width="17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mplementation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69 ±</text:p>
          </table:table-cell>
          <table:table-cell office:value-type="float" office:value="5.496" calcext:value-type="float">
            <text:p>5.49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767 ±</text:p>
          </table:table-cell>
          <table:table-cell office:value-type="float" office:value="42.489" calcext:value-type="float">
            <text:p>42.48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.439 ±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7.057 ±</text:p>
          </table:table-cell>
          <table:table-cell office:value-type="float" office:value="22.501" calcext:value-type="float">
            <text:p>22.50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6.030 ±</text:p>
          </table:table-cell>
          <table:table-cell office:value-type="float" office:value="20.092" calcext:value-type="float">
            <text:p>20.09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8.384 ± </text:p>
          </table:table-cell>
          <table:table-cell office:value-type="float" office:value="118.922" calcext:value-type="float">
            <text:p>118.92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48 ±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1.786 ±</text:p>
          </table:table-cell>
          <table:table-cell office:value-type="float" office:value="1.486" calcext:value-type="float">
            <text:p>1.48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496.167 ±</text:p>
          </table:table-cell>
          <table:table-cell office:value-type="float" office:value="121.671" calcext:value-type="float">
            <text:p>121.67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09 ±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8 ±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45 ±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00 ±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3.824 ±</text:p>
          </table:table-cell>
          <table:table-cell office:value-type="float" office:value="1.898" calcext:value-type="float">
            <text:p>1.89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563.298 ±</text:p>
          </table:table-cell>
          <table:table-cell office:value-type="float" office:value="408.158" calcext:value-type="float">
            <text:p>408.15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248 ±</text:p>
          </table:table-cell>
          <table:table-cell office:value-type="float" office:value="1.286" calcext:value-type="float">
            <text:p>1.28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7.579 ±</text:p>
          </table:table-cell>
          <table:table-cell office:value-type="float" office:value="2.405" calcext:value-type="float">
            <text:p>2.40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429.335 ±</text:p>
          </table:table-cell>
          <table:table-cell office:value-type="float" office:value="96.204" calcext:value-type="float">
            <text:p>96.20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8.336 ±</text:p>
          </table:table-cell>
          <table:table-cell table:style-name="ce4" office:value-type="float" office:value="1.353" calcext:value-type="float">
            <text:p>1.35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6.418 ±</text:p>
          </table:table-cell>
          <table:table-cell table:style-name="ce4" office:value-type="float" office:value="0.653" calcext:value-type="float">
            <text:p>0.65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6.772 ±</text:p>
          </table:table-cell>
          <table:table-cell table:style-name="ce4"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501 ±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1.684 ±</text:p>
          </table:table-cell>
          <table:table-cell office:value-type="float" office:value="18.852" calcext:value-type="float">
            <text:p>18.85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981.023 ±</text:p>
          </table:table-cell>
          <table:table-cell office:value-type="float" office:value="293.903" calcext:value-type="float">
            <text:p>293.90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706 ±</text:p>
          </table:table-cell>
          <table:table-cell office:value-type="float" office:value="5.244" calcext:value-type="float">
            <text:p>5.24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2.736 ±</text:p>
          </table:table-cell>
          <table:table-cell office:value-type="float" office:value="21.022" calcext:value-type="float">
            <text:p>21.02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731.794 ±</text:p>
          </table:table-cell>
          <table:table-cell office:value-type="float" office:value="1502.833" calcext:value-type="float">
            <text:p>1502.83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20.349 ±</text:p>
          </table:table-cell>
          <table:table-cell table:style-name="ce4" office:value-type="float" office:value="3.626" calcext:value-type="float">
            <text:p>3.62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183.763 ±</text:p>
          </table:table-cell>
          <table:table-cell table:style-name="ce4" office:value-type="float" office:value="15.837" calcext:value-type="float">
            <text:p>15.83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11090.692 ±</text:p>
          </table:table-cell>
          <table:table-cell table:style-name="ce4" office:value-type="float" office:value="972.739" calcext:value-type="float">
            <text:p>972.73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44.496 ±</text:p>
          </table:table-cell>
          <table:table-cell office:value-type="float" office:value="1.489" calcext:value-type="float">
            <text:p>1.48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4.041 ±</text:p>
          </table:table-cell>
          <table:table-cell office:value-type="float" office:value="6.065" calcext:value-type="float">
            <text:p>6.06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630.187 ±</text:p>
          </table:table-cell>
          <table:table-cell office:value-type="float" office:value="473.502" calcext:value-type="float">
            <text:p>473.50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.791 ±</text:p>
          </table:table-cell>
          <table:table-cell office:value-type="float" office:value="32.182" calcext:value-type="float">
            <text:p>32.18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.909 ±</text:p>
          </table:table-cell>
          <table:table-cell office:value-type="float" office:value="49.131" calcext:value-type="float">
            <text:p>49.13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.614 ±</text:p>
          </table:table-cell>
          <table:table-cell office:value-type="float" office:value="16.794" calcext:value-type="float">
            <text:p>16.79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.341 ±</text:p>
          </table:table-cell>
          <table:table-cell office:value-type="float" office:value="14.336" calcext:value-type="float">
            <text:p>14.33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7.595 ±</text:p>
          </table:table-cell>
          <table:table-cell office:value-type="float" office:value="8.108" calcext:value-type="float">
            <text:p>8.10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90.067 ±</text:p>
          </table:table-cell>
          <table:table-cell office:value-type="float" office:value="377.854" calcext:value-type="float">
            <text:p>377.85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5 ±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06.073 ±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017.412 ±</text:p>
          </table:table-cell>
          <table:table-cell office:value-type="float" office:value="428.256" calcext:value-type="float">
            <text:p>428.25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58 ±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08 ±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75 ±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35 ±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00.943 ±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929.818 ±</text:p>
          </table:table-cell>
          <table:table-cell office:value-type="float" office:value="410.431" calcext:value-type="float">
            <text:p>410.43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61 ±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1.329 ±</text:p>
          </table:table-cell>
          <table:table-cell office:value-type="float" office:value="25.783" calcext:value-type="float">
            <text:p>25.78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754.431 ±</text:p>
          </table:table-cell>
          <table:table-cell office:value-type="float" office:value="2562.96" calcext:value-type="float">
            <text:p>2562.9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22 ±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68 ±</text:p>
          </table:table-cell>
          <table:table-cell office:value-type="float" office:value="1.037" calcext:value-type="float">
            <text:p>1.03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66 ±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244 ±</text:p>
          </table:table-cell>
          <table:table-cell office:value-type="float" office:value="2.385" calcext:value-type="float">
            <text:p>2.38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4.074 ±</text:p>
          </table:table-cell>
          <table:table-cell office:value-type="float" office:value="18.077" calcext:value-type="float">
            <text:p>18.07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954.870 ±</text:p>
          </table:table-cell>
          <table:table-cell office:value-type="float" office:value="2317.429" calcext:value-type="float">
            <text:p>2317.42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.073 ±</text:p>
          </table:table-cell>
          <table:table-cell office:value-type="float" office:value="3.864" calcext:value-type="float">
            <text:p>3.8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5.714 ±</text:p>
          </table:table-cell>
          <table:table-cell office:value-type="float" office:value="24.833" calcext:value-type="float">
            <text:p>24.83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597.442 ±</text:p>
          </table:table-cell>
          <table:table-cell office:value-type="float" office:value="3857.291" calcext:value-type="float">
            <text:p>3857.29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128 ±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8.735 ±</text:p>
          </table:table-cell>
          <table:table-cell office:value-type="float" office:value="11.119" calcext:value-type="float">
            <text:p>11.1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222.121 ±</text:p>
          </table:table-cell>
          <table:table-cell office:value-type="float" office:value="1659.711" calcext:value-type="float">
            <text:p>1659.71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0.677 ±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9.011 ±</text:p>
          </table:table-cell>
          <table:table-cell office:value-type="float" office:value="36.597" calcext:value-type="float">
            <text:p>36.59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6841.460 ±</text:p>
          </table:table-cell>
          <table:table-cell office:value-type="float" office:value="2202.344" calcext:value-type="float">
            <text:p>2202.34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15 ±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3 ±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049 ±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16 ±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39 ±</text:p>
          </table:table-cell>
          <table:table-cell office:value-type="float" office:value="1.422" calcext:value-type="float">
            <text:p>1.42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337 ±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65 ±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83 ±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4 ±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97 ±</text:p>
          </table:table-cell>
          <table:table-cell office:value-type="float" office:value="1.273" calcext:value-type="float">
            <text:p>1.27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90 ±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02 ±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.727 ±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.355 ±</text:p>
          </table:table-cell>
          <table:table-cell office:value-type="float" office:value="11.258" calcext:value-type="float">
            <text:p>11.25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7130.789 ±</text:p>
          </table:table-cell>
          <table:table-cell office:value-type="float" office:value="452.783" calcext:value-type="float">
            <text:p>452.78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212 ±</text:p>
          </table:table-cell>
          <table:table-cell office:value-type="float" office:value="1.793" calcext:value-type="float">
            <text:p>1.79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93.375 ±</text:p>
          </table:table-cell>
          <table:table-cell office:value-type="float" office:value="62.377" calcext:value-type="float">
            <text:p>62.37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44984.466 ±</text:p>
          </table:table-cell>
          <table:table-cell office:value-type="float" office:value="2648.398" calcext:value-type="float">
            <text:p>2648.39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8.062 ±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7.318 ±</text:p>
          </table:table-cell>
          <table:table-cell office:value-type="float" office:value="20.415" calcext:value-type="float">
            <text:p>20.4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498.448 ±</text:p>
          </table:table-cell>
          <table:table-cell office:value-type="float" office:value="1424.701" calcext:value-type="float">
            <text:p>1424.70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54 ±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3 ±</text:p>
          </table:table-cell>
          <table:table-cell office:value-type="float" office:value="1.291" calcext:value-type="float">
            <text:p>1.29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11 ±</text:p>
          </table:table-cell>
          <table:table-cell office:value-type="float" office:value="0.962" calcext:value-type="float">
            <text:p>0.96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1 ±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9 ±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15 ±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17 ±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59 ±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949 ±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03 ±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.669 ±</text:p>
          </table:table-cell>
          <table:table-cell office:value-type="float" office:value="4.581" calcext:value-type="float">
            <text:p>4.58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519 ±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243 ±</text:p>
          </table:table-cell>
          <table:table-cell office:value-type="float" office:value="1.927" calcext:value-type="float">
            <text:p>1.92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3.692 ±</text:p>
          </table:table-cell>
          <table:table-cell office:value-type="float" office:value="18.422" calcext:value-type="float">
            <text:p>18.42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785.334 ±</text:p>
          </table:table-cell>
          <table:table-cell office:value-type="float" office:value="1775.846" calcext:value-type="float">
            <text:p>1775.84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887 ±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0.013 ±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940.067 ±</text:p>
          </table:table-cell>
          <table:table-cell office:value-type="float" office:value="1857.976" calcext:value-type="float">
            <text:p>1857.97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9.453 ±</text:p>
          </table:table-cell>
          <table:table-cell office:value-type="float" office:value="1.412" calcext:value-type="float">
            <text:p>1.41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35.742 ±</text:p>
          </table:table-cell>
          <table:table-cell office:value-type="float" office:value="13.887" calcext:value-type="float">
            <text:p>13.88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7144.161 ±</text:p>
          </table:table-cell>
          <table:table-cell office:value-type="float" office:value="624.611" calcext:value-type="float">
            <text:p>624.61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58 ±</text:p>
          </table:table-cell>
          <table:table-cell office:value-type="float" office:value="1.221" calcext:value-type="float">
            <text:p>1.22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26 ±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5 ±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6 ±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02 ±</text:p>
          </table:table-cell>
          <table:table-cell office:value-type="float" office:value="1.768" calcext:value-type="float">
            <text:p>1.76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23 ±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35 ±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2 ±</text:p>
          </table:table-cell>
          <table:table-cell office:value-type="float" office:value="1.068" calcext:value-type="float">
            <text:p>1.06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11 ±</text:p>
          </table:table-cell>
          <table:table-cell office:value-type="float" office:value="1.272" calcext:value-type="float">
            <text:p>1.27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54 ±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26 ±</text:p>
          </table:table-cell>
          <table:table-cell office:value-type="float" office:value="1.778" calcext:value-type="float">
            <text:p>1.77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40 ±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380 ±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4.526 ±</text:p>
          </table:table-cell>
          <table:table-cell office:value-type="float" office:value="15.734" calcext:value-type="float">
            <text:p>15.73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6833.393 ±</text:p>
          </table:table-cell>
          <table:table-cell office:value-type="float" office:value="1169.827" calcext:value-type="float">
            <text:p>1169.82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491 ±</text:p>
          </table:table-cell>
          <table:table-cell office:value-type="float" office:value="2.335" calcext:value-type="float">
            <text:p>2.33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1.022 ±</text:p>
          </table:table-cell>
          <table:table-cell office:value-type="float" office:value="24.009" calcext:value-type="float">
            <text:p>24.00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3779.075 ±</text:p>
          </table:table-cell>
          <table:table-cell office:value-type="float" office:value="2333.884" calcext:value-type="float">
            <text:p>2333.88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367 ±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9.520 ±</text:p>
          </table:table-cell>
          <table:table-cell office:value-type="float" office:value="29.367" calcext:value-type="float">
            <text:p>29.36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586.806 ±</text:p>
          </table:table-cell>
          <table:table-cell office:value-type="float" office:value="2899.469" calcext:value-type="float">
            <text:p>2899.46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63 ±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75 ±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83 ±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99 ±</text:p>
          </table:table-cell>
          <table:table-cell office:value-type="float" office:value="1.392" calcext:value-type="float">
            <text:p>1.39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38 ±</text:p>
          </table:table-cell>
          <table:table-cell office:value-type="float" office:value="1.015" calcext:value-type="float">
            <text:p>1.0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473 ±</text:p>
          </table:table-cell>
          <table:table-cell office:value-type="float" office:value="1.793" calcext:value-type="float">
            <text:p>1.79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5 ±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699 ±</text:p>
          </table:table-cell>
          <table:table-cell office:value-type="float" office:value="2.594" calcext:value-type="float">
            <text:p>2.59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39 ±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69 ±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79 ±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7 ±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4 ±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2 ±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85 ±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999 ±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6.498 ±</text:p>
          </table:table-cell>
          <table:table-cell office:value-type="float" office:value="9.715" calcext:value-type="float">
            <text:p>9.7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86.386 ±</text:p>
          </table:table-cell>
          <table:table-cell office:value-type="float" office:value="1484.449" calcext:value-type="float">
            <text:p>1484.44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918 ±</text:p>
          </table:table-cell>
          <table:table-cell office:value-type="float" office:value="2.661" calcext:value-type="float">
            <text:p>2.66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6.859 ±</text:p>
          </table:table-cell>
          <table:table-cell office:value-type="float" office:value="8.909" calcext:value-type="float">
            <text:p>8.90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166.523 ±</text:p>
          </table:table-cell>
          <table:table-cell office:value-type="float" office:value="1276.679" calcext:value-type="float">
            <text:p>1276.67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0 ±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7 ±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9 ±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.474 ±</text:p>
          </table:table-cell>
          <table:table-cell office:value-type="float" office:value="2.065" calcext:value-type="float">
            <text:p>2.06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059 ±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488 ±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08 ±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008 ±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89 ±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238 ±</text:p>
          </table:table-cell>
          <table:table-cell office:value-type="float" office:value="1.292" calcext:value-type="float">
            <text:p>1.29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50 ±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69 ±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27 ±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06 ±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05 ±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533 ±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8.043 ±</text:p>
          </table:table-cell>
          <table:table-cell office:value-type="float" office:value="4.415" calcext:value-type="float">
            <text:p>4.4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8.043 ±</text:p>
          </table:table-cell>
          <table:table-cell office:value-type="float" office:value="4.415" calcext:value-type="float">
            <text:p>4.4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.629 ±</text:p>
          </table:table-cell>
          <table:table-cell office:value-type="float" office:value="3.367" calcext:value-type="float">
            <text:p>3.36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3.494 ±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507.599 ±</text:p>
          </table:table-cell>
          <table:table-cell office:value-type="float" office:value="507.21" calcext:value-type="float">
            <text:p>507.2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67 ±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4 ±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69 ±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426 ±</text:p>
          </table:table-cell>
          <table:table-cell office:value-type="float" office:value="1.443" calcext:value-type="float">
            <text:p>1.443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517 ±</text:p>
          </table:table-cell>
          <table:table-cell office:value-type="float" office:value="1.544" calcext:value-type="float">
            <text:p>1.54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97 ±</text:p>
          </table:table-cell>
          <table:table-cell office:value-type="float" office:value="1.319" calcext:value-type="float">
            <text:p>1.31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021 ±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93 ±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13 ±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3 ±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09 ±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1 ±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7 ±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84 ±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5 ±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726 ±</text:p>
          </table:table-cell>
          <table:table-cell office:value-type="float" office:value="1.071" calcext:value-type="float">
            <text:p>1.07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6.648 ±</text:p>
          </table:table-cell>
          <table:table-cell office:value-type="float" office:value="8.968" calcext:value-type="float">
            <text:p>8.96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1211.642 ±</text:p>
          </table:table-cell>
          <table:table-cell office:value-type="float" office:value="926.364" calcext:value-type="float">
            <text:p>926.3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685 ±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3.025 ±</text:p>
          </table:table-cell>
          <table:table-cell office:value-type="float" office:value="13.807" calcext:value-type="float">
            <text:p>13.807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3997.905 ±</text:p>
          </table:table-cell>
          <table:table-cell office:value-type="float" office:value="1278.301" calcext:value-type="float">
            <text:p>1278.30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enchmarks.A1:Benchmarks.H1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2:47:34.870240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19T00:03:01.662633866</dc:date>
    <meta:editing-duration>PT12H22M37S</meta:editing-duration>
    <meta:editing-cycles>112</meta:editing-cycles>
    <meta:generator>LibreOffice/6.0.7.3$Linux_X86_64 LibreOffice_project/00m0$Build-3</meta:generator>
    <meta:document-statistic meta:table-count="1" meta:cell-count="1544" meta:object-count="0"/>
  </office:meta>
</office:document-meta>
</file>